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98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6.1429in"/>
    </style:style>
    <style:style style:name="co6" style:family="table-column">
      <style:table-column-properties fo:break-before="auto" style:column-width="6.2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fr No</text:p>
          </table:table-cell>
          <table:table-cell table:style-name="ce1" office:value-type="string" calcext:value-type="string">
            <text:p>LCSC Part No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Aliexpress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<text:s/>Adafruit Accessories Stacking Headers for Feather - 12-pin and 16-pin female header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830" calcext:value-type="float">
            <text:p>2830</text:p>
          </table:table-cell>
          <table:table-cell/>
          <table:table-cell office:value-type="string" calcext:value-type="string">
            <text:p>source long 16 pin headers via Aliexpress or purchase two of the Adafruit header sets</text:p>
          </table:table-cell>
          <table:table-cell office:value-type="string" calcext:value-type="string">
            <text:p><text:a xlink:href="https://www.aliexpress.com/item/32720206598.html?spm=a2g0s.9042311.0.0.214b4c4daO4T9k" xlink:type="simple">https://www.aliexpress.com/item/32720206598.html?spm=a2g0s.9042311.0.0.214b4c4daO4T9k</text:a></text:p>
          </table:table-cell>
        </table:table-row>
        <table:table-row table:style-name="ro1">
          <table:table-cell office:value-type="string" calcext:value-type="string">
            <text:p>Amphenol Through Hole RJ45 Ethernet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JAE448</text:p>
          </table:table-cell>
          <table:table-cell office:value-type="string" calcext:value-type="string">
            <text:p>C464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Hole,P=2.54mm Screw terminal 4 P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708735</text:p>
          </table:table-cell>
          <table:table-cell office:value-type="string" calcext:value-type="string">
            <text:p>available from various manufacturers – for example Degson DG308-2.54-04P-14-00A(H)</text:p>
          </table:table-cell>
          <table:table-cell/>
        </table:table-row>
        <table:table-row table:style-name="ro1">
          <table:table-cell office:value-type="string" calcext:value-type="string">
            <text:p>4.7kOhm 1/4W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61297</text:p>
          </table:table-cell>
          <table:table-cell office:value-type="string" calcext:value-type="string">
            <text:p>needed if connecting a Davis Wind Sensor</text:p>
          </table:table-cell>
          <table:table-cell/>
        </table:table-row>
        <table:table-row table:style-name="ro1">
          <table:table-cell office:value-type="string" calcext:value-type="string">
            <text:p>10kOhm 1/4W Resis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33778</text:p>
          </table:table-cell>
          <table:table-cell office:value-type="string" calcext:value-type="string">
            <text:p>needed if connecting a Rain Gau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1:51:18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20:28:21.969000000</meta:creation-date>
    <dc:date>2021-10-10T21:59:23.726000000</dc:date>
    <meta:editing-duration>PT25M49S</meta:editing-duration>
    <meta:editing-cycles>3</meta:editing-cycles>
    <meta:generator>LibreOffice/7.0.4.2$Windows_X86_64 LibreOffice_project/dcf040e67528d9187c66b2379df5ea4407429775</meta:generator>
    <meta:document-statistic meta:table-count="1" meta:cell-count="27" meta:object-count="0"/>
  </office:meta>
</office:document-meta>
</file>